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s = 4 Threads = 1</text:p>
          </table:table-cell>
          <table:table-cell/>
          <table:table-cell office:value-type="string" calcext:value-type="string">
            <text:p>Tasks = 4 Threads = 4</text:p>
          </table:table-cell>
          <table:table-cell/>
          <table:table-cell office:value-type="string" calcext:value-type="string">
            <text:p>Tasks = 4 Threads = 8</text:p>
          </table:table-cell>
          <table:table-cell/>
          <table:table-cell office:value-type="string" calcext:value-type="string">
            <text:p>Tasks = 4 Threads = 4</text:p>
          </table:table-cell>
          <table:table-cell/>
          <table:table-cell office:value-type="string" calcext:value-type="string">
            <text:p>Tasks = 40 Threads = 4</text:p>
          </table:table-cell>
          <table:table-cell/>
          <table:table-cell office:value-type="string" calcext:value-type="string">
            <text:p>Each Point Task Threads = 4</text:p>
          </table:table-cell>
        </table:table-row>
        <table:table-row table:style-name="ro1">
          <table:table-cell office:value-type="float" office:value="472362839" calcext:value-type="float">
            <text:p>472362839</text:p>
          </table:table-cell>
          <table:table-cell/>
          <table:table-cell office:value-type="float" office:value="580658363" calcext:value-type="float">
            <text:p>580658363</text:p>
          </table:table-cell>
          <table:table-cell/>
          <table:table-cell office:value-type="float" office:value="381087286" calcext:value-type="float">
            <text:p>381087286</text:p>
          </table:table-cell>
          <table:table-cell/>
          <table:table-cell office:value-type="float" office:value="458795917" calcext:value-type="float">
            <text:p>458795917</text:p>
          </table:table-cell>
          <table:table-cell/>
          <table:table-cell office:value-type="float" office:value="561464069" calcext:value-type="float">
            <text:p>561464069</text:p>
          </table:table-cell>
          <table:table-cell/>
          <table:table-cell office:value-type="float" office:value="1463603848" calcext:value-type="float">
            <text:p>1463603848</text:p>
          </table:table-cell>
        </table:table-row>
        <table:table-row table:style-name="ro1">
          <table:table-cell office:value-type="float" office:value="571382846" calcext:value-type="float">
            <text:p>571382846</text:p>
          </table:table-cell>
          <table:table-cell/>
          <table:table-cell office:value-type="float" office:value="506905668" calcext:value-type="float">
            <text:p>506905668</text:p>
          </table:table-cell>
          <table:table-cell/>
          <table:table-cell office:value-type="float" office:value="420782727" calcext:value-type="float">
            <text:p>420782727</text:p>
          </table:table-cell>
          <table:table-cell/>
          <table:table-cell office:value-type="float" office:value="338024632" calcext:value-type="float">
            <text:p>338024632</text:p>
          </table:table-cell>
          <table:table-cell/>
          <table:table-cell office:value-type="float" office:value="1007988447" calcext:value-type="float">
            <text:p>1007988447</text:p>
          </table:table-cell>
          <table:table-cell/>
          <table:table-cell office:value-type="float" office:value="481418309" calcext:value-type="float">
            <text:p>481418309</text:p>
          </table:table-cell>
        </table:table-row>
        <table:table-row table:style-name="ro1">
          <table:table-cell office:value-type="float" office:value="402768555" calcext:value-type="float">
            <text:p>402768555</text:p>
          </table:table-cell>
          <table:table-cell/>
          <table:table-cell office:value-type="float" office:value="321457517" calcext:value-type="float">
            <text:p>321457517</text:p>
          </table:table-cell>
          <table:table-cell/>
          <table:table-cell office:value-type="float" office:value="308663607" calcext:value-type="float">
            <text:p>308663607</text:p>
          </table:table-cell>
          <table:table-cell/>
          <table:table-cell office:value-type="float" office:value="339934581" calcext:value-type="float">
            <text:p>339934581</text:p>
          </table:table-cell>
          <table:table-cell/>
          <table:table-cell office:value-type="float" office:value="604607381" calcext:value-type="float">
            <text:p>604607381</text:p>
          </table:table-cell>
          <table:table-cell/>
          <table:table-cell office:value-type="float" office:value="786413246" calcext:value-type="float">
            <text:p>786413246</text:p>
          </table:table-cell>
        </table:table-row>
        <table:table-row table:style-name="ro1">
          <table:table-cell office:value-type="float" office:value="378755628" calcext:value-type="float">
            <text:p>378755628</text:p>
          </table:table-cell>
          <table:table-cell/>
          <table:table-cell office:value-type="float" office:value="283521278" calcext:value-type="float">
            <text:p>283521278</text:p>
          </table:table-cell>
          <table:table-cell/>
          <table:table-cell office:value-type="float" office:value="309962287" calcext:value-type="float">
            <text:p>309962287</text:p>
          </table:table-cell>
          <table:table-cell/>
          <table:table-cell office:value-type="float" office:value="302199954" calcext:value-type="float">
            <text:p>302199954</text:p>
          </table:table-cell>
          <table:table-cell/>
          <table:table-cell office:value-type="float" office:value="191622023" calcext:value-type="float">
            <text:p>191622023</text:p>
          </table:table-cell>
          <table:table-cell/>
          <table:table-cell office:value-type="float" office:value="609078444" calcext:value-type="float">
            <text:p>609078444</text:p>
          </table:table-cell>
        </table:table-row>
        <table:table-row table:style-name="ro1">
          <table:table-cell office:value-type="float" office:value="378232173" calcext:value-type="float">
            <text:p>378232173</text:p>
          </table:table-cell>
          <table:table-cell/>
          <table:table-cell office:value-type="float" office:value="291548417" calcext:value-type="float">
            <text:p>291548417</text:p>
          </table:table-cell>
          <table:table-cell/>
          <table:table-cell office:value-type="float" office:value="286809313" calcext:value-type="float">
            <text:p>286809313</text:p>
          </table:table-cell>
          <table:table-cell/>
          <table:table-cell office:value-type="float" office:value="303209107" calcext:value-type="float">
            <text:p>303209107</text:p>
          </table:table-cell>
          <table:table-cell/>
          <table:table-cell office:value-type="float" office:value="188634964" calcext:value-type="float">
            <text:p>188634964</text:p>
          </table:table-cell>
          <table:table-cell/>
          <table:table-cell office:value-type="float" office:value="513929212" calcext:value-type="float">
            <text:p>513929212</text:p>
          </table:table-cell>
        </table:table-row>
        <table:table-row table:style-name="ro1">
          <table:table-cell office:value-type="float" office:value="386307437" calcext:value-type="float">
            <text:p>386307437</text:p>
          </table:table-cell>
          <table:table-cell/>
          <table:table-cell office:value-type="float" office:value="1221876779" calcext:value-type="float">
            <text:p>1221876779</text:p>
          </table:table-cell>
          <table:table-cell/>
          <table:table-cell office:value-type="float" office:value="298102150" calcext:value-type="float">
            <text:p>298102150</text:p>
          </table:table-cell>
          <table:table-cell/>
          <table:table-cell office:value-type="float" office:value="304008701" calcext:value-type="float">
            <text:p>304008701</text:p>
          </table:table-cell>
          <table:table-cell/>
          <table:table-cell office:value-type="float" office:value="179654803" calcext:value-type="float">
            <text:p>179654803</text:p>
          </table:table-cell>
          <table:table-cell/>
          <table:table-cell office:value-type="float" office:value="984142156" calcext:value-type="float">
            <text:p>984142156</text:p>
          </table:table-cell>
        </table:table-row>
        <table:table-row table:style-name="ro1">
          <table:table-cell office:value-type="float" office:value="390607777" calcext:value-type="float">
            <text:p>390607777</text:p>
          </table:table-cell>
          <table:table-cell/>
          <table:table-cell office:value-type="float" office:value="295996367" calcext:value-type="float">
            <text:p>295996367</text:p>
          </table:table-cell>
          <table:table-cell/>
          <table:table-cell office:value-type="float" office:value="864296925" calcext:value-type="float">
            <text:p>864296925</text:p>
          </table:table-cell>
          <table:table-cell/>
          <table:table-cell office:value-type="float" office:value="330862004" calcext:value-type="float">
            <text:p>330862004</text:p>
          </table:table-cell>
          <table:table-cell/>
          <table:table-cell office:value-type="float" office:value="1147820632" calcext:value-type="float">
            <text:p>1147820632</text:p>
          </table:table-cell>
          <table:table-cell/>
          <table:table-cell office:value-type="float" office:value="931870434" calcext:value-type="float">
            <text:p>931870434</text:p>
          </table:table-cell>
        </table:table-row>
        <table:table-row table:style-name="ro1">
          <table:table-cell office:value-type="float" office:value="404337981" calcext:value-type="float">
            <text:p>404337981</text:p>
          </table:table-cell>
          <table:table-cell/>
          <table:table-cell office:value-type="float" office:value="328907153" calcext:value-type="float">
            <text:p>328907153</text:p>
          </table:table-cell>
          <table:table-cell/>
          <table:table-cell office:value-type="float" office:value="738950638" calcext:value-type="float">
            <text:p>738950638</text:p>
          </table:table-cell>
          <table:table-cell/>
          <table:table-cell office:value-type="float" office:value="313005205" calcext:value-type="float">
            <text:p>313005205</text:p>
          </table:table-cell>
          <table:table-cell/>
          <table:table-cell office:value-type="float" office:value="945772064" calcext:value-type="float">
            <text:p>945772064</text:p>
          </table:table-cell>
          <table:table-cell/>
          <table:table-cell office:value-type="float" office:value="866652820" calcext:value-type="float">
            <text:p>866652820</text:p>
          </table:table-cell>
        </table:table-row>
        <table:table-row table:style-name="ro1">
          <table:table-cell office:value-type="float" office:value="384046460" calcext:value-type="float">
            <text:p>384046460</text:p>
          </table:table-cell>
          <table:table-cell/>
          <table:table-cell office:value-type="float" office:value="302853229" calcext:value-type="float">
            <text:p>302853229</text:p>
          </table:table-cell>
          <table:table-cell/>
          <table:table-cell office:value-type="float" office:value="1169536387" calcext:value-type="float">
            <text:p>1169536387</text:p>
          </table:table-cell>
          <table:table-cell/>
          <table:table-cell office:value-type="float" office:value="285052676" calcext:value-type="float">
            <text:p>285052676</text:p>
          </table:table-cell>
          <table:table-cell/>
          <table:table-cell office:value-type="float" office:value="182507997" calcext:value-type="float">
            <text:p>182507997</text:p>
          </table:table-cell>
          <table:table-cell/>
          <table:table-cell office:value-type="float" office:value="445057392" calcext:value-type="float">
            <text:p>445057392</text:p>
          </table:table-cell>
        </table:table-row>
        <table:table-row table:style-name="ro1">
          <table:table-cell office:value-type="float" office:value="400687411" calcext:value-type="float">
            <text:p>400687411</text:p>
          </table:table-cell>
          <table:table-cell/>
          <table:table-cell office:value-type="float" office:value="430666796" calcext:value-type="float">
            <text:p>430666796</text:p>
          </table:table-cell>
          <table:table-cell/>
          <table:table-cell office:value-type="float" office:value="291241348" calcext:value-type="float">
            <text:p>291241348</text:p>
          </table:table-cell>
          <table:table-cell/>
          <table:table-cell office:value-type="float" office:value="1101711425" calcext:value-type="float">
            <text:p>1101711425</text:p>
          </table:table-cell>
          <table:table-cell/>
          <table:table-cell office:value-type="float" office:value="202011728" calcext:value-type="float">
            <text:p>202011728</text:p>
          </table:table-cell>
          <table:table-cell/>
          <table:table-cell office:value-type="float" office:value="455668971" calcext:value-type="float">
            <text:p>455668971</text:p>
          </table:table-cell>
        </table:table-row>
        <table:table-row table:style-name="ro1">
          <table:table-cell office:value-type="float" office:value="378015772" calcext:value-type="float">
            <text:p>378015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</table:table-row>
        <table:table-row table:style-name="ro1">
          <table:table-cell table:formula="of:=SUM([.A2:.A11])" office:value-type="float" office:value="4169489107" calcext:value-type="float">
            <text:p>4169489107</text:p>
          </table:table-cell>
          <table:table-cell/>
          <table:table-cell table:formula="of:=SUM([.C2:.C11])" office:value-type="float" office:value="4564391567" calcext:value-type="float">
            <text:p>4564391567</text:p>
          </table:table-cell>
          <table:table-cell/>
          <table:table-cell table:formula="of:=SUM([.E2:.E11])" office:value-type="float" office:value="5069432668" calcext:value-type="float">
            <text:p>5069432668</text:p>
          </table:table-cell>
          <table:table-cell/>
          <table:table-cell table:formula="of:=SUM([.G2:.G11])" office:value-type="float" office:value="4076804202" calcext:value-type="float">
            <text:p>4076804202</text:p>
          </table:table-cell>
          <table:table-cell/>
          <table:table-cell table:formula="of:=SUM([.I2:.I11])" office:value-type="float" office:value="5212084108" calcext:value-type="float">
            <text:p>5212084108</text:p>
          </table:table-cell>
          <table:table-cell/>
          <table:table-cell table:formula="of:=SUM([.K2:.K11])" office:value-type="float" office:value="7537834832" calcext:value-type="float">
            <text:p>75378348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</table:table-row>
        <table:table-row table:style-name="ro1">
          <table:table-cell table:formula="of:=STDEV([.A2:.A11])" office:value-type="float" office:value="60752811.8679473" calcext:value-type="float">
            <text:p>60752811.8679473</text:p>
          </table:table-cell>
          <table:table-cell/>
          <table:table-cell table:formula="of:=STDEV([.C2:.C11])" office:value-type="float" office:value="287796374.383747" calcext:value-type="float">
            <text:p>287796374.383747</text:p>
          </table:table-cell>
          <table:table-cell/>
          <table:table-cell table:formula="of:=STDEV([.E2:.E11])" office:value-type="float" office:value="309217522.165483" calcext:value-type="float">
            <text:p>309217522.165483</text:p>
          </table:table-cell>
          <table:table-cell/>
          <table:table-cell table:formula="of:=STDEV([.G2:.G11])" office:value-type="float" office:value="248645999.068978" calcext:value-type="float">
            <text:p>248645999.068978</text:p>
          </table:table-cell>
          <table:table-cell/>
          <table:table-cell table:formula="of:=STDEV([.I2:.I11])" office:value-type="float" office:value="390288145.039538" calcext:value-type="float">
            <text:p>390288145.039538</text:p>
          </table:table-cell>
          <table:table-cell/>
          <table:table-cell table:formula="of:=STDEV([.K2:.K11])" office:value-type="float" office:value="323052401.794354" calcext:value-type="float">
            <text:p>323052401.794354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min average</text:p>
          </table:table-cell>
          <table:table-cell office:value-type="string" calcext:value-type="string">
            <text:p>min stdev</text:p>
          </table:table-cell>
          <table:table-cell/>
          <table:table-cell office:value-type="string" calcext:value-type="string">
            <text:p>max average</text:p>
          </table:table-cell>
          <table:table-cell office:value-type="string" calcext:value-type="string">
            <text:p>max stdev</text:p>
          </table:table-cell>
          <table:table-cell table:number-columns-repeated="6"/>
        </table:table-row>
        <table:table-row table:style-name="ro1">
          <table:table-cell table:formula="of:=MIN([.A14];[.C14];[.E14];[.G14];[.I14];[.K14])" office:value-type="float" office:value="4076804202" calcext:value-type="float">
            <text:p>4076804202</text:p>
          </table:table-cell>
          <table:table-cell table:style-name="ce1" table:formula="of:=MIN([.A17];[.C17];[.E17];[.G17];[.I17];[.K17])" office:value-type="float" office:value="60752811.8679473" calcext:value-type="float">
            <text:p>60752811.8679473</text:p>
          </table:table-cell>
          <table:table-cell/>
          <table:table-cell table:formula="of:=MAX([.A14];[.C14];[.E14];[.G14];[.I14];[.K14])" office:value-type="float" office:value="7537834832" calcext:value-type="float">
            <text:p>7537834832</text:p>
          </table:table-cell>
          <table:table-cell table:formula="of:=MAX([.A17];[.C17];[.E17];[.G17];[.I17];[.K17])" office:value-type="float" office:value="390288145.039538" calcext:value-type="float">
            <text:p>390288145.0395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ach Point</text:p>
          </table:table-cell>
          <table:table-cell table:style-name="ce2" office:value-type="string" calcext:value-type="string">
            <text:p>Tasks = 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jlepsze jest Tasks = 4 Threads = 4</text:p>
          </table:table-cell>
          <table:table-cell office:value-type="string" calcext:value-type="string">
            <text:p>Tasks = 4 Thread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 ledw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21:42:20.382939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44:38.275783566</meta:creation-date>
    <dc:date>2018-11-20T21:42:34.278848227</dc:date>
    <meta:editing-duration>PT8M57S</meta:editing-duration>
    <meta:editing-cycles>4</meta:editing-cycles>
    <meta:generator>LibreOffice/6.0.6.2$Linux_X86_64 LibreOffice_project/00m0$Build-2</meta:generator>
    <meta:document-statistic meta:table-count="1" meta:cell-count="104" meta:object-count="0"/>
  </office:meta>
</office:document-meta>
</file>